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0F0000000281EFAFFA.jpg"/>
  <manifest:file-entry manifest:media-type="image/jpeg" manifest:full-path="Pictures/100000000000060E000000012E140D3B.jpg"/>
  <manifest:file-entry manifest:media-type="image/jpeg" manifest:full-path="Pictures/10000000000000010000000267DF622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1938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1.916in"/>
    </style:style>
    <style:style style:name="Table1.B" style:family="table-column">
      <style:table-column-properties style:column-width="3.3604in"/>
    </style:style>
    <style:style style:name="Table1.C" style:family="table-column">
      <style:table-column-properties style:column-width="1.9021in"/>
    </style:style>
    <style:style style:name="Table1.D" style:family="table-column">
      <style:table-column-properties style:column-width="0.0146in"/>
    </style:style>
    <style:style style:name="Table1.1" style:family="table-row">
      <style:table-row-properties style:min-row-height="0.1694in" style:keep-together="true" fo:keep-together="auto"/>
    </style:style>
    <style:style style:name="Table1.A1" style:family="table-cell">
      <style:table-cell-properties style:vertical-align="bottom" fo:padding="0in" fo:border="none"/>
    </style:style>
    <style:style style:name="Table1.2" style:family="table-row">
      <style:table-row-properties style:min-row-height="0.2035in" style:keep-together="true" fo:keep-together="auto"/>
    </style:style>
    <style:style style:name="Table1.3" style:family="table-row">
      <style:table-row-properties style:min-row-height="0.2965in" style:keep-together="true" fo:keep-together="auto"/>
    </style:style>
    <style:style style:name="Table1.A3" style:family="table-cell">
      <style:table-cell-properties style:vertical-align="bottom" fo:padding="0in" fo:border-left="none" fo:border-right="none" fo:border-top="none" fo:border-bottom="0.0139in solid #00000a"/>
    </style:style>
    <style:style style:name="Table1.4" style:family="table-row">
      <style:table-row-properties style:min-row-height="0.1743in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0.5pt" style:font-size-asian="0.5pt" style:font-size-complex="0.5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line-height="0.0008in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139in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0016in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1965in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1339in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0075in"/>
      <style:text-properties fo:font-size="12pt" style:font-size-asian="12pt" style:font-size-complex="12pt"/>
    </style:style>
    <style:style style:name="P10" style:family="paragraph" style:parent-style-name="Standard">
      <style:paragraph-properties fo:line-height="0.1744in" fo:text-align="center" style:justify-single-word="false"/>
    </style:style>
    <style:style style:name="P11" style:family="paragraph" style:parent-style-name="Standard">
      <style:paragraph-properties fo:line-height="0.0008in"/>
      <style:text-properties style:font-name="Calibri" style:font-name-asian="Calibri1" style:font-name-complex="Calibri1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1807in"/>
        </style:tab-stops>
      </style:paragraph-properties>
      <style:text-properties style:font-name="Calibri" style:font-name-asian="Calibri1" style:font-name-complex="Calibri1"/>
    </style:style>
    <style:style style:name="P13" style:family="paragraph" style:parent-style-name="Standard">
      <style:paragraph-properties fo:line-height="0.0091in"/>
      <style:text-properties style:font-name="Calibri" fo:font-size="10.5pt" style:font-name-asian="Calibri1" style:font-size-asian="10.5pt" style:font-name-complex="Calibri1" style:font-size-complex="10.5pt"/>
    </style:style>
    <style:style style:name="P14" style:family="paragraph" style:parent-style-name="Standard">
      <style:paragraph-properties fo:line-height="0.0008in"/>
      <style:text-properties style:font-name="Calibri" fo:font-weight="bold" style:font-name-asian="Calibri1" style:font-weight-asian="bold" style:font-name-complex="Calibri1" style:font-weight-complex="bold"/>
    </style:style>
    <style:style style:name="P15" style:family="paragraph" style:parent-style-name="Standard">
      <style:paragraph-properties fo:line-height="0.0098in"/>
      <style:text-properties fo:font-size="10pt" style:font-size-asian="10pt" style:font-size-complex="10pt"/>
    </style:style>
    <style:style style:name="P16" style:family="paragraph" style:parent-style-name="Standard">
      <style:paragraph-properties fo:line-height="0.1339in"/>
      <style:text-properties fo:font-size="10pt" style:font-size-asian="10pt" style:font-size-complex="10pt"/>
    </style:style>
    <style:style style:name="P17" style:family="paragraph" style:parent-style-name="Standard">
      <style:paragraph-properties fo:line-height="0.0028in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1854in"/>
      <style:text-properties fo:font-size="10pt" style:font-size-asian="10pt" style:font-size-complex="10pt"/>
    </style:style>
    <style:style style:name="P19" style:family="paragraph" style:parent-style-name="Standard">
      <style:paragraph-properties fo:line-height="0.0083in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.0972in" fo:margin-right="0in" fo:text-indent="0in" style:auto-text-indent="false"/>
    </style:style>
    <style:style style:name="P21" style:family="paragraph" style:parent-style-name="Standard">
      <style:paragraph-properties fo:margin-left="0.0972in" fo:margin-right="0in" fo:line-height="0.1689in" fo:text-indent="0in" style:auto-text-indent="false"/>
    </style:style>
    <style:style style:name="P22" style:family="paragraph" style:parent-style-name="Standard">
      <style:paragraph-properties fo:margin-left="0.0972in" fo:margin-right="0in" fo:line-height="0.1744in" fo:text-indent="0in" style:auto-text-indent="false"/>
    </style:style>
    <style:style style:name="P23" style:family="paragraph" style:parent-style-name="Standard">
      <style:paragraph-properties fo:margin-left="0.0972in" fo:margin-right="0in" fo:line-height="99%" fo:text-indent="0in" style:auto-text-indent="false"/>
    </style:style>
    <style:style style:name="P24" style:family="paragraph" style:parent-style-name="Standard">
      <style:paragraph-properties fo:margin-left="0.0972in" fo:margin-right="0in" fo:text-indent="0in" style:auto-text-indent="false">
        <style:tab-stops>
          <style:tab-stop style:position="3.0972in"/>
          <style:tab-stop style:position="5.722in"/>
        </style:tab-stops>
      </style:paragraph-properties>
    </style:style>
    <style:style style:name="P25" style:family="paragraph" style:parent-style-name="Standard">
      <style:paragraph-properties fo:margin-left="0.0972in" fo:margin-right="0in" fo:text-indent="0in" style:auto-text-indent="false">
        <style:tab-stops>
          <style:tab-stop style:position="2.3055in"/>
          <style:tab-stop style:position="5.7362in"/>
        </style:tab-stops>
      </style:paragraph-properties>
    </style:style>
    <style:style style:name="P26" style:family="paragraph" style:parent-style-name="Standard">
      <style:paragraph-properties fo:margin-left="0.0972in" fo:margin-right="0in" fo:text-indent="0in" style:auto-text-indent="false">
        <style:tab-stops>
          <style:tab-stop style:position="2.6665in"/>
          <style:tab-stop style:position="5.722in"/>
        </style:tab-stops>
      </style:paragraph-properties>
    </style:style>
    <style:style style:name="P27" style:family="paragraph" style:parent-style-name="Standard">
      <style:paragraph-properties fo:margin-left="0in" fo:margin-right="0.0118in" fo:line-height="0.1689in" fo:text-align="end" style:justify-single-word="false" fo:text-indent="0in" style:auto-text-indent="false"/>
    </style:style>
    <style:style style:name="P28" style:family="paragraph" style:parent-style-name="Standard">
      <style:paragraph-properties fo:margin-left="0in" fo:margin-right="0.0118in" fo:text-align="end" style:justify-single-word="false" fo:text-indent="0in" style:auto-text-indent="false"/>
    </style:style>
    <style:style style:name="P29" style:family="paragraph" style:parent-style-name="Standard">
      <style:paragraph-properties fo:margin-left="0in" fo:margin-right="0.0118in" fo:line-height="0.1744in" fo:text-align="end" style:justify-single-word="false" fo:text-indent="0in" style:auto-text-indent="false"/>
    </style:style>
    <style:style style:name="P30" style:family="paragraph" style:parent-style-name="Standard" style:list-style-name="WWNum1">
      <style:paragraph-properties fo:margin-left="0.0972in" fo:margin-right="0.4307in" fo:text-align="justify" style:justify-single-word="false" fo:text-indent="0.0016in" style:auto-text-indent="false">
        <style:tab-stops>
          <style:tab-stop style:position="0.178in"/>
        </style:tab-stops>
      </style:paragraph-properties>
    </style:style>
    <style:style style:name="P31" style:family="paragraph" style:parent-style-name="Standard" style:list-style-name="WWNum1">
      <style:paragraph-properties fo:margin-left="0.1807in" fo:margin-right="0in" fo:text-align="justify" style:justify-single-word="false" fo:text-indent="-0.0819in" style:auto-text-indent="false">
        <style:tab-stops>
          <style:tab-stop style:position="0.1807in"/>
        </style:tab-stops>
      </style:paragraph-properties>
    </style:style>
    <style:style style:name="P32" style:family="paragraph" style:parent-style-name="Standard" style:list-style-name="WWNum2">
      <style:paragraph-properties fo:margin-left="0.1807in" fo:margin-right="0in" fo:text-align="justify" style:justify-single-word="false" fo:text-indent="-0.0819in" style:auto-text-indent="false">
        <style:tab-stops>
          <style:tab-stop style:position="0.1807in"/>
        </style:tab-stops>
      </style:paragraph-properties>
    </style:style>
    <style:style style:name="P33" style:family="paragraph" style:parent-style-name="Standard" style:list-style-name="WWNum3">
      <style:paragraph-properties fo:margin-left="0.1807in" fo:margin-right="0in" fo:text-align="justify" style:justify-single-word="false" fo:text-indent="-0.0819in" style:auto-text-indent="false">
        <style:tab-stops>
          <style:tab-stop style:position="0.1807in"/>
        </style:tab-stops>
      </style:paragraph-properties>
    </style:style>
    <style:style style:name="P34" style:family="paragraph" style:parent-style-name="Standard" style:list-style-name="WWNum4">
      <style:paragraph-properties fo:margin-left="0.1807in" fo:margin-right="0in" fo:text-align="justify" style:justify-single-word="false" fo:text-indent="-0.0819in" style:auto-text-indent="false">
        <style:tab-stops>
          <style:tab-stop style:position="0.1807in"/>
        </style:tab-stops>
      </style:paragraph-properties>
    </style:style>
    <style:style style:name="P35" style:family="paragraph" style:parent-style-name="Standard" style:list-style-name="WWNum1">
      <style:paragraph-properties fo:margin-left="0.0972in" fo:margin-right="0.6665in" fo:line-height="110%" fo:text-align="justify" style:justify-single-word="false" fo:text-indent="0.0016in" style:auto-text-indent="false">
        <style:tab-stops>
          <style:tab-stop style:position="0.178in"/>
        </style:tab-stops>
      </style:paragraph-properties>
    </style:style>
    <style:style style:name="P36" style:family="paragraph" style:parent-style-name="Standard" style:list-style-name="WWNum2">
      <style:paragraph-properties fo:margin-left="0.0972in" fo:margin-right="0.4445in" fo:text-align="justify" style:justify-single-word="false" fo:text-indent="0.0016in" style:auto-text-indent="false">
        <style:tab-stops>
          <style:tab-stop style:position="0.178in"/>
        </style:tab-stops>
      </style:paragraph-properties>
    </style:style>
    <style:style style:name="P37" style:family="paragraph" style:parent-style-name="Standard" style:list-style-name="WWNum4">
      <style:paragraph-properties fo:margin-left="0.0972in" fo:margin-right="0.6528in" fo:text-indent="0.0016in" style:auto-text-indent="false">
        <style:tab-stops>
          <style:tab-stop style:position="0.178in"/>
        </style:tab-stops>
      </style:paragraph-properties>
    </style:style>
    <style:style style:name="P38" style:family="paragraph" style:parent-style-name="Standard">
      <style:paragraph-properties fo:margin-left="0.0138in" fo:margin-right="0in" fo:text-indent="0in" style:auto-text-indent="false"/>
    </style:style>
    <style:style style:name="P39" style:family="paragraph" style:parent-style-name="Standard" style:list-style-name="WWNum6">
      <style:paragraph-properties fo:margin-left="0.0972in" fo:margin-right="0in" fo:text-align="justify" style:justify-single-word="false" fo:text-indent="-0.0819in" style:auto-text-indent="false">
        <style:tab-stops>
          <style:tab-stop style:position="0.0972in"/>
        </style:tab-stops>
      </style:paragraph-properties>
    </style:style>
    <style:style style:name="P40" style:family="paragraph" style:parent-style-name="Standard" style:list-style-name="WWNum7">
      <style:paragraph-properties fo:margin-left="0.0972in" fo:margin-right="0in" fo:text-align="justify" style:justify-single-word="false" fo:text-indent="-0.0819in" style:auto-text-indent="false">
        <style:tab-stops>
          <style:tab-stop style:position="0.0972in"/>
        </style:tab-stops>
      </style:paragraph-properties>
    </style:style>
    <style:style style:name="P41" style:family="paragraph" style:parent-style-name="Standard" style:list-style-name="WWNum6">
      <style:paragraph-properties fo:margin-left="0.0972in" fo:margin-right="0in" fo:line-height="99%" fo:text-align="justify" style:justify-single-word="false" fo:text-indent="-0.0819in" style:auto-text-indent="false">
        <style:tab-stops>
          <style:tab-stop style:position="0.0972in"/>
        </style:tab-stops>
      </style:paragraph-properties>
    </style:style>
    <style:style style:name="P42" style:family="paragraph" style:parent-style-name="Standard" style:list-style-name="WWNum7">
      <style:paragraph-properties fo:margin-left="0.0972in" fo:margin-right="0in" fo:line-height="99%" fo:text-align="justify" style:justify-single-word="false" fo:text-indent="-0.0819in" style:auto-text-indent="false">
        <style:tab-stops>
          <style:tab-stop style:position="0.0972in"/>
        </style:tab-stops>
      </style:paragraph-properties>
    </style:style>
    <style:style style:name="P43" style:family="paragraph">
      <style:paragraph-properties fo:text-align="center"/>
      <style:text-properties fo:font-size="18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ize="10pt" style:font-name-asian="Calibri1" style:font-size-asian="10pt" style:font-name-complex="Calibri1" style:font-size-complex="10pt"/>
    </style:style>
    <style:style style:name="T3" style:family="text">
      <style:text-properties style:font-name="Calibri" fo:font-weight="bold" style:font-name-asian="Calibri1" style:font-weight-asian="bold" style:font-name-complex="Calibri1" style:font-weight-complex="bold"/>
    </style:style>
    <style:style style:name="T4" style:family="text"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5" style:family="text">
      <style:text-properties style:font-name="Calibri" fo:font-size="10.5pt" style:font-name-asian="Calibri1" style:font-size-asian="10.5pt" style:font-name-complex="Calibri1" style:font-size-complex="10.5pt"/>
    </style:style>
    <style:style style:name="T6" style:family="text">
      <style:text-properties style:font-name="Calibri" fo:font-size="10.5pt" fo:font-weight="bold" style:font-name-asian="Calibri1" style:font-size-asian="10.5pt" style:font-weight-asian="bold" style:font-name-complex="Calibri1" style:font-size-complex="10.5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8pt" fo:font-weight="bold" style:font-name-asian="Times New Roman1" style:font-size-asian="18pt" style:font-weight-asian="bold" style:font-size-complex="18pt" style:font-weight-complex="bold" style:text-scale="99%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43" svg:width="0.0012in" svg:height="0.0079in" svg:x="0in" svg:y="0in">
        <draw:image xlink:href="Pictures/10000000000000010000000267DF622C.jp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43" svg:width="0.0012in" svg:height="0.0079in" svg:x="0in" svg:y="0in">
        <draw:image xlink:href="Pictures/10000000000000010000000267DF622C.jpg" xlink:type="simple" xlink:show="embed" xlink:actuate="onLoad">
          <text:p/>
        </draw:image>
      </draw:frame>
      <draw:frame text:anchor-type="page" text:anchor-page-number="0" draw:z-index="4" draw:name="Picture 3" draw:style-name="gr1" draw:text-style-name="P43" svg:width="0.0012in" svg:height="0.0079in" svg:x="0in" svg:y="0in">
        <draw:image xlink:href="Pictures/10000000000000010000000267DF622C.jpg" xlink:type="simple" xlink:show="embed" xlink:actuate="onLoad">
          <text:p/>
        </draw:image>
      </draw:frame>
      <draw:frame text:anchor-type="page" text:anchor-page-number="0" draw:z-index="6" draw:name="Picture 4" draw:style-name="gr1" draw:text-style-name="P43" svg:width="0.0012in" svg:height="0.0079in" svg:x="0in" svg:y="0in">
        <draw:image xlink:href="Pictures/10000000000000010000000267DF622C.jpg" xlink:type="simple" xlink:show="embed" xlink:actuate="onLoad">
          <text:p/>
        </draw:image>
      </draw:frame>
      <draw:frame text:anchor-type="page" text:anchor-page-number="0" draw:z-index="8" draw:name="Picture 5" draw:style-name="gr1" draw:text-style-name="P43" svg:width="7.1787in" svg:height="0.0079in" svg:x="0in" svg:y="0in">
        <draw:image xlink:href="Pictures/100000000000060F0000000281EFAFFA.jpg" xlink:type="simple" xlink:show="embed" xlink:actuate="onLoad">
          <text:p/>
        </draw:image>
      </draw:frame>
      <draw:frame text:anchor-type="page" text:anchor-page-number="0" draw:z-index="10" draw:name="Picture 11" draw:style-name="gr1" draw:text-style-name="P43" svg:width="7.1787in" svg:height="0.0079in" svg:x="0in" svg:y="0in">
        <draw:image xlink:href="Pictures/100000000000060F0000000281EFAFFA.jpg" xlink:type="simple" xlink:show="embed" xlink:actuate="onLoad">
          <text:p/>
        </draw:image>
      </draw:frame>
      <draw:frame text:anchor-type="page" text:anchor-page-number="0" draw:z-index="12" draw:name="Picture 12" draw:style-name="gr1" draw:text-style-name="P43" svg:width="7.1787in" svg:height="0.0079in" svg:x="0in" svg:y="0in">
        <draw:image xlink:href="Pictures/100000000000060F0000000281EFAFFA.jpg" xlink:type="simple" xlink:show="embed" xlink:actuate="onLoad">
          <text:p/>
        </draw:image>
      </draw:frame>
      <draw:frame text:anchor-type="page" text:anchor-page-number="0" draw:z-index="14" draw:name="Picture 13" draw:style-name="gr1" draw:text-style-name="P43" svg:width="7.1776in" svg:height="0.0012in" svg:x="0in" svg:y="0in">
        <draw:image xlink:href="Pictures/100000000000060E000000012E140D3B.jp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<text:bookmark text:name="page1"/><text:span text:style-name="T2">1164 Ray Road</text:span></text:p>
          </table:table-cell>
          <table:table-cell table:style-name="Table1.A1" table:number-rows-spanned="2" office:value-type="string">
            <text:p text:style-name="P1"><text:span text:style-name="T8">Mathew S Levasseur</text:span></text:p>
          </table:table-cell>
          <table:table-cell table:style-name="Table1.A1" office:value-type="string">
            <text:p text:style-name="P27"><text:span text:style-name="T2">(250)-808-8256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0"><text:span text:style-name="T2">Kelowna, BC. V1X 6R5</text:span></text:p>
          </table:table-cell>
          <table:covered-table-cell/>
          <table:table-cell table:style-name="Table1.A1" office:value-type="string">
            <text:p text:style-name="P28"><text:span text:style-name="T2">matlev91@gmail.com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0"><text:span text:style-name="T3">E</text:span><text:span text:style-name="T4">MPLOYMENT</text:span>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22"><text:span text:style-name="T3">Programmer</text:span></text:p>
          </table:table-cell>
          <table:table-cell table:style-name="Table1.A1" office:value-type="string">
            <text:p text:style-name="P10"><text:span text:style-name="T3">Acro Media Inc.</text:span></text:p>
          </table:table-cell>
          <table:table-cell table:style-name="Table1.A1" office:value-type="string">
            <text:p text:style-name="P29"><text:span text:style-name="T3">May 2015 - Present</text:span></text:p>
          </table:table-cell>
          <table:table-cell table:style-name="Table1.A1" office:value-type="string">
            <text:p text:style-name="P2"/>
          </table:table-cell>
        </table:table-row>
      </table:table>
      <text:p text:style-name="P23"><text:span text:style-name="T1">https://www.acromediainc.com</text:span><draw:frame draw:style-name="fr1" text:anchor-type="char" svg:x="-0.0028in" svg:y="-0.1874in" svg:width="0.0016in" svg:height="0.0161in" draw:z-index="1"><draw:image xlink:href="Pictures/10000000000000010000000267DF622C.jpg" xlink:type="simple" xlink:show="embed" xlink:actuate="onLoad"/></draw:frame><draw:frame draw:style-name="fr1" text:anchor-type="char" svg:x="2.1689in" svg:y="-0.1874in" svg:width="0.0016in" svg:height="0.0161in" draw:z-index="3"><draw:image xlink:href="Pictures/10000000000000010000000267DF622C.jpg" xlink:type="simple" xlink:show="embed" xlink:actuate="onLoad"/></draw:frame><draw:frame draw:style-name="fr1" text:anchor-type="char" svg:x="7.1744in" svg:y="-0.1874in" svg:width="0.0016in" svg:height="0.0161in" draw:z-index="5"><draw:image xlink:href="Pictures/10000000000000010000000267DF622C.jpg" xlink:type="simple" xlink:show="embed" xlink:actuate="onLoad"/></draw:frame><draw:frame draw:style-name="fr1" text:anchor-type="char" svg:x="5.0035in" svg:y="-0.1874in" svg:width="0.0016in" svg:height="0.0161in" draw:z-index="7"><draw:image xlink:href="Pictures/10000000000000010000000267DF622C.jpg" xlink:type="simple" xlink:show="embed" xlink:actuate="onLoad"/></draw:frame></text:p>
      <text:p text:style-name="P4"/>
      <text:list xml:id="list5496388641790845485" text:style-name="WWNum1">
        <text:list-item>
          <text:p text:style-name="P30"><text:span text:style-name="T1">Drupal 7/8 developer: responsible for building custom modules from the ground up; project work building brand new sites from start to finish and upgrading existing sites; Drupal community contributions.</text:span></text:p>
        </text:list-item>
        <text:list-item>
          <text:p text:style-name="P31"><text:span text:style-name="T1">Project developer: Built and maintain custom node.js software to create a working bitcoin ATM for a client.</text:span></text:p>
        </text:list-item>
      </text:list>
      <text:p text:style-name="P11"/>
      <text:list xml:id="list34198277" text:continue-numbering="true" text:style-name="WWNum1">
        <text:list-item>
          <text:p text:style-name="P35"><text:span text:style-name="T1">QA and customer satisfaction: Client communications taking in feature and bug requests, quoting, and developing solutions (software and/or service) while maintaining and improving customers' trust in our company and services.</text:span></text:p>
        </text:list-item>
      </text:list>
      <text:p text:style-name="P5"/>
      <text:p text:style-name="P24"><text:span text:style-name="T3">Programmer</text:span><text:span text:style-name="T7"><text:tab/></text:span><text:span text:style-name="T3">Dar-Kai Ent. Ltd</text:span><text:span text:style-name="T7"><text:tab/> <text:s text:c="3"/></text:span><text:span text:style-name="T6">May 2014 – Aug 2015</text:span></text:p>
      <text:p text:style-name="P6"/>
      <text:p text:style-name="P20"><text:span text:style-name="T1">http://www.darkaient.com</text:span></text:p>
      <text:p text:style-name="P4"/>
      <text:list xml:id="list61425908654776583" text:style-name="WWNum2">
        <text:list-item>
          <text:p text:style-name="P36"><text:span text:style-name="T1">Lead Web Developer: Creating an employee website; redesigning and adding new functionality to existing client site; security standards management and implementation.</text:span></text:p>
        </text:list-item>
        <text:list-item>
          <text:p text:style-name="P32"><text:span text:style-name="T1">Java Developer: GUI components, tools development for VTrax Java program.</text:span></text:p>
        </text:list-item>
      </text:list>
      <text:p text:style-name="P7"/>
      <text:p text:style-name="P25"><text:span text:style-name="T3">Web Developer</text:span><text:span text:style-name="T7"><text:tab/></text:span><text:bookmark text:name="_GoBack"/><text:span text:style-name="T3">University of British Columbia Okanagan</text:span><text:span text:style-name="T7"><text:tab/> <text:s/></text:span><text:span text:style-name="T3">Sept 2013 – Apr 2015</text:span></text:p>
      <text:p text:style-name="P6"/>
      <text:p text:style-name="P20"><text:span text:style-name="T1">https://ikbsas-forms-dev.ok.ubc.ca</text:span></text:p>
      <text:p text:style-name="P4"/>
      <text:list xml:id="list1937020692355107981" text:style-name="WWNum3">
        <text:list-item>
          <text:p text:style-name="P33"><text:span text:style-name="T1">Build multi-layered form submission site for UBCO.</text:span></text:p>
        </text:list-item>
        <text:list-item>
          <text:p text:style-name="P33"><text:span text:style-name="T1">User experience planning to create a beautiful, accessible and functional website.</text:span></text:p>
        </text:list-item>
      </text:list>
      <text:p text:style-name="P8"/>
      <text:p text:style-name="P20"><text:span text:style-name="T3">E</text:span><text:span text:style-name="T4">DUCATION</text:span></text:p>
      <text:p text:style-name="P9"/>
      <text:p text:style-name="P26"><text:span text:style-name="T3">Okanagan</text:span><text:span text:style-name="T7"><text:tab/></text:span><text:span text:style-name="T3">University of British Columbia</text:span><text:span text:style-name="T7"><text:tab/> <text:s text:c="5"/></text:span><text:span text:style-name="T6">Sept 2009 – Present</text:span></text:p>
      <text:p text:style-name="P6"><draw:frame draw:style-name="fr1" text:anchor-type="char" svg:x="-0.0028in" svg:y="-0.1807in" svg:width="7.1791in" svg:height="0.0161in" draw:z-index="9"><draw:image xlink:href="Pictures/100000000000060F0000000281EFAFFA.jpg" xlink:type="simple" xlink:show="embed" xlink:actuate="onLoad"/></draw:frame></text:p>
      <text:list xml:id="list4565121155908896351" text:style-name="WWNum4">
        <text:list-item>
          <text:p text:style-name="P34"><text:span text:style-name="T1">B. Sc. in Computer Science (ongoing).</text:span></text:p>
        </text:list-item>
      </text:list>
      <text:p text:style-name="P11"/>
      <text:list xml:id="list34197181" text:continue-numbering="true" text:style-name="WWNum4">
        <text:list-item>
          <text:p text:style-name="P37"><text:span text:style-name="T1">Undergraduate Coursework: Project Management Agile; Database System Implementation; Analysis of Algorithms; Numerical Optimization; Software Engineering; Online Documenting Systems; Machine Architecture; Data Structures; Artificial Intelligence.</text:span></text:p>
        </text:list-item>
        <text:list-item>
          <text:p text:style-name="P34"><text:span text:style-name="T1">Directed study with the Dean for rafactoring and architecture design.</text:span></text:p>
        </text:list-item>
      </text:list>
      <text:p text:style-name="P11"/>
      <text:list xml:id="list34176850" text:continue-numbering="true" text:style-name="WWNum4">
        <text:list-item>
          <text:p text:style-name="P34"><text:span text:style-name="T1">Work study with the Dean developing Cake PHP applications.</text:span></text:p>
        </text:list-item>
      </text:list>
      <text:p text:style-name="P12"/>
      <text:p text:style-name="P38"><text:span text:style-name="T3">L</text:span><text:span text:style-name="T4">ANGUAGES AND</text:span><text:span text:style-name="T3"> T</text:span><text:span text:style-name="T4">ECHNOLOGIES</text:span></text:p>
      <text:p text:style-name="P15"><draw:frame draw:style-name="fr1" text:anchor-type="char" svg:x="0.0181in" svg:y="0.0138in" svg:width="7.1791in" svg:height="0.0161in" draw:z-index="11"><draw:image xlink:href="Pictures/100000000000060F0000000281EFAFFA.jpg" xlink:type="simple" xlink:show="embed" xlink:actuate="onLoad"/></draw:frame></text:p>
      <text:list xml:id="list5615966497535075983" text:style-name="WWNum6">
        <text:list-item>
          <text:p text:style-name="P41"><text:span text:style-name="T1">Programming Language: PHP; JavaScript; Java; HTML; CSS; SQL; Scheme</text:span></text:p>
        </text:list-item>
      </text:list>
      <text:p text:style-name="P11"/>
      <text:list xml:id="list34200274" text:continue-numbering="true" text:style-name="WWNum6">
        <text:list-item>
          <text:p text:style-name="P39"><text:span text:style-name="T1">Programming (bonus): OOP; SASS; AJAX; JSON; SOAP; REST</text:span></text:p>
        </text:list-item>
      </text:list>
      <text:p text:style-name="P11"/>
      <text:list xml:id="list34191175" text:continue-numbering="true" text:style-name="WWNum6">
        <text:list-item>
          <text:p text:style-name="P41"><text:span text:style-name="T1">Server: Linux; Apache; NginX; AWS;</text:span></text:p>
        </text:list-item>
        <text:list-item>
          <text:p text:style-name="P39"><text:span text:style-name="T5">Frameworks/CMS: Drupal 7; Drupal 8; Node.js; Backbone; SocketStream.io; CakePHP</text:span></text:p>
        </text:list-item>
      </text:list>
      <text:p text:style-name="P13"/>
      <text:list xml:id="list34205942" text:continue-numbering="true" text:style-name="WWNum6">
        <text:list-item>
          <text:p text:style-name="P41"><text:span text:style-name="T1">Development Tools: JetBrains; Sublime; Eclipse; NetBeans IDE</text:span></text:p>
        </text:list-item>
        <text:list-item>
          <text:p text:style-name="P39"><text:span text:style-name="T1">Management Tools: Jira; Confluence; Trello; Toggl; Home-brew software</text:span></text:p>
        </text:list-item>
      </text:list>
      <text:p text:style-name="P11"/>
      <text:list xml:id="list34194162" text:continue-numbering="true" text:style-name="WWNum6">
        <text:list-item>
          <text:p text:style-name="P41"><text:span text:style-name="T1">Version Control: Git; SVN</text:span></text:p>
        </text:list-item>
        <text:list-item>
          <text:p text:style-name="P39"><text:span text:style-name="T1">Database: MySQL; PostgreSQL</text:span></text:p>
        </text:list-item>
      </text:list>
      <text:p text:style-name="P16"><draw:frame draw:style-name="fr1" text:anchor-type="char" svg:x="-0.0862in" svg:y="-1.4898in" svg:width="7.1791in" svg:height="0.0161in" draw:z-index="13"><draw:image xlink:href="Pictures/100000000000060F0000000281EFAFFA.jpg" xlink:type="simple" xlink:show="embed" xlink:actuate="onLoad"/></draw:frame></text:p>
      <text:p text:style-name="Standard"><text:span text:style-name="T3">O</text:span><text:span text:style-name="T4">THER</text:span><text:span text:style-name="T3"> S</text:span><text:span text:style-name="T4">KILLS</text:span></text:p>
      <text:p text:style-name="P17"/>
      <text:list xml:id="list4384991929981452803" text:style-name="WWNum7">
        <text:list-item>
          <text:p text:style-name="P40"><text:span text:style-name="T1">Quoting</text:span></text:p>
        </text:list-item>
      </text:list>
      <text:p text:style-name="P14"/>
      <text:list xml:id="list34196311" text:continue-numbering="true" text:style-name="WWNum7">
        <text:list-item>
          <text:p text:style-name="P42"><text:span text:style-name="T1">Architecture and design</text:span></text:p>
        </text:list-item>
        <text:list-item>
          <text:p text:style-name="P40"><text:span text:style-name="T1">Requirements gathering, discovery</text:span></text:p>
        </text:list-item>
      </text:list>
      <text:p text:style-name="P11"/>
      <text:list xml:id="list34178265" text:continue-numbering="true" text:style-name="WWNum7">
        <text:list-item>
          <text:p text:style-name="P40"><text:span text:style-name="T1">Presentation, communication (verbal and written)</text:span></text:p>
        </text:list-item>
      </text:list>
      <text:p text:style-name="P18"><draw:frame draw:style-name="fr1" text:anchor-type="char" svg:x="-0.0846in" svg:y="-0.7366in" svg:width="7.178in" svg:height="0.0161in" draw:z-index="15"><draw:image xlink:href="Pictures/100000000000060E000000012E140D3B.jpg" xlink:type="simple" xlink:show="embed" xlink:actuate="onLoad"/></draw:frame></text:p>
      <text:p text:style-name="P38"><text:span text:style-name="T3">M</text:span><text:span text:style-name="T4">ISCELLANEOUS</text:span></text:p>
      <text:p text:style-name="P19"/>
      <text:p text:style-name="P38"><text:span text:style-name="T1">- Interest: Chess, Soccer, Bass Guitar, Rock Climb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US" style:font-name-asian="SimSun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402in" fo:margin-bottom="0.5925in" fo:margin-left="0.6528in" fo:margin-right="0.6665in" style:writing-mode="lr-tb" style:layout-grid-color="#c0c0c0" style:layout-grid-lines="24555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366in" fo:margin-bottom="1in" fo:margin-left="0.7362in" fo:margin-right="2.4165in" style:writing-mode="lr-tb" style:layout-grid-color="#c0c0c0" style:layout-grid-lines="2352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dc:creator>Mathew Levasseur</dc:creator>
    <meta:editing-cycles>3</meta:editing-cycles>
    <meta:creation-date>2017-02-27T05:42:00</meta:creation-date>
    <dc:date>2017-03-17T14:00:59.01</dc:date>
    <meta:editing-duration>PT2S</meta:editing-duration>
    <meta:generator>OpenOffice/4.1.1$Win32 OpenOffice.org_project/411m6$Build-9775</meta:generator>
    <meta:document-statistic meta:table-count="1" meta:image-count="8" meta:object-count="0" meta:page-count="1" meta:paragraph-count="43" meta:word-count="331" meta:character-count="23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